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/>
    </style:style>
    <style:style style:name="P3" style:family="paragraph">
      <style:paragraph-properties fo:text-align="center"/>
      <style:text-properties fo:color="#ffffff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ffff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.87cm" svg:height="9.831cm" draw:transform="rotate (3.1415926535892) translate (9.54cm 9.99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986cm" svg:height="6.987cm" svg:x="11.13cm" svg:y="3.396cm">
          <text:p text:style-name="P2"><text:span text:style-name="T1">STOP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8.87cm" svg:height="9.831cm" svg:x="18.288cm" svg:y="3.4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5cm" presentation:class="title" presentation:placeholder="true">
        <draw:text-box/>
      </draw:frame>
      <draw:frame presentation:style-name="Default-outline1" draw:layer="backgroundobjects" svg:width="25.198cm" svg:height="13.86cm" svg:x="1.4cm" svg:y="4.913cm" presentation:class="outline" presentation:placeholder="true">
        <draw:text-box/>
      </draw:frame>
      <draw:frame presentation:style-name="Mpr1" draw:text-style-name="MP1" draw:layer="backgroundobjects" svg:width="6.522cm" svg:height="1.449cm" svg:x="1.4cm" svg:y="19.12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6cm" svg:height="1.449cm" svg:x="9.576cm" svg:y="19.12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2cm" svg:height="1.449cm" svg:x="20.076cm" svg:y="19.12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3T22:12:50</meta:creation-date>
    <dc:date>2010-12-13T22:27:37</dc:date>
    <meta:editing-duration>PT00H14M49S</meta:editing-duration>
    <meta:editing-cycles>1</meta:editing-cycles>
    <meta:document-statistic meta:object-count="26"/>
    <meta:generator>OpenOffice.org/3.2$Unix OpenOffice.org_project/320m12$Build-9483</meta:generator>
  </office:meta>
</office:document-meta>
</file>